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style:font-name="Times New Roman" fo:font-size="12pt" officeooo:rsid="001cabe7" officeooo:paragraph-rsid="001cabe7" style:font-size-asian="12pt" style:font-size-complex="12pt"/>
    </style:style>
    <style:style style:name="T1" style:family="text">
      <style:text-properties officeooo:rsid="001dd8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ложение Г</text:p>
      <text:p text:style-name="P1"><text:span text:style-name="T1">(</text:span>Справочное<text:span text:style-name="T1">)</text:span></text:p>
      <text:p text:style-name="P1">Руководство администратора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30T21:07:15.053801885</dc:date>
    <meta:editing-duration>PT2M19S</meta:editing-duration>
    <meta:editing-cycles>3</meta:editing-cycles>
    <meta:generator>LibreOffice/5.2.2.2$Linux_X86_64 LibreOffice_project/20m0$Build-2</meta:generator>
    <meta:document-statistic meta:table-count="0" meta:image-count="0" meta:object-count="0" meta:page-count="1" meta:paragraph-count="3" meta:word-count="5" meta:character-count="50" meta:non-whitespace-character-count="48"/>
  </office:meta>
</office:document-meta>
</file>